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r_20_défau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5" table:default-cell-style-name="Par_20_défaut"/>
        <table:table-column table:style-name="co1" table:number-columns-repeated="16379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ctive</text:p>
          </table:table-cell>
          <table:table-cell table:style-name="Par_20_défaut" table:number-columns-repeated="1637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ataa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i</text:p>
          </table:table-cell>
          <table:table-cell table:style-name="Par_20_défaut"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o</text:p>
          </table:table-cell>
          <table:table-cell office:value-type="string" calcext:value-type="string">
            <text:p>lal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n</text:p>
          </table:table-cell>
          <table:table-cell table:style-name="Par_20_défaut"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ut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ui</text:p>
          </table:table-cell>
          <table:table-cell table:style-name="Par_20_défaut" table:number-columns-repeated="16379"/>
        </table:table-row>
        <table:table-row table:style-name="ro1" table:number-rows-repeated="1048571">
          <table:table-cell table:number-columns-repeated="5"/>
          <table:table-cell table:style-name="Par_20_défaut" table:number-columns-repeated="16379"/>
        </table:table-row>
        <table:table-row table:style-name="ro1">
          <table:table-cell table:number-columns-repeated="5"/>
          <table:table-cell table:style-name="Par_20_défau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font-size="10pt" fo:language="fr" fo:country="FR" style:font-name-asian="Noto Sans SC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Par_20_défaut" style:display-name="Par défaut" style:family="graphic"/>
    <style:style style:name="Note" style:family="graphic" style:parent-style-name="Par_20_défau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6P0"/>
    </number:currency-style>
    <style:style style:name="Par_20_défaut" style:display-name="Par défaut" style:family="table-cell"/>
    <style:style style:name="Heading" style:family="table-cell" style:parent-style-name="Par_20_défau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Par_20_défau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Par_20_défau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Par_20_défau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Par_20_défau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Par_20_défaut" style:display-name="Par défau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ap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23:49:38.1966895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23:30:14.292387424</meta:creation-date>
    <dc:date>2025-10-29T00:04:31.651016688</dc:date>
    <meta:editing-duration>PT14M53S</meta:editing-duration>
    <meta:editing-cycles>2</meta:editing-cycles>
    <meta:generator>Collabora_Office/25.04.4.2$Linux_X86_64 LibreOffice_project/bac909971af4c6e920008f7c0c3d0cf2afeca619</meta:generator>
    <meta:document-statistic meta:table-count="1" meta:cell-count="20" meta:object-count="0"/>
  </office:meta>
</office:document-meta>
</file>